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svg:stroke-opacity="100%" draw:fill-color="#bbd7f4" draw:opacity="50%" draw:textarea-horizontal-align="justify" draw:textarea-vertical-align="top" draw:auto-grow-height="false" fo:min-height="14.228cm" fo:min-width="16.01cm"/>
    </style:style>
    <style:style style:name="gr2" style:family="graphic" style:parent-style-name="standard">
      <style:graphic-properties draw:textarea-horizontal-align="justify" draw:textarea-vertical-align="middle" draw:auto-grow-height="false" fo:min-height="1.457cm" fo:min-width="8.391cm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4.199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dash" draw:stroke-dash="Fine_20_Dashed" svg:stroke-color="#000000" svg:stroke-opacity="100%" draw:fill-color="#bbd7f4" draw:opacity="50%" draw:textarea-horizontal-align="justify" draw:textarea-vertical-align="top" draw:auto-grow-height="false" fo:min-height="4.449cm" fo:min-width="15.756cm"/>
    </style:style>
    <style:style style:name="gr7" style:family="graphic" style:parent-style-name="standard">
      <style:graphic-properties draw:textarea-horizontal-align="justify" draw:textarea-vertical-align="middle" draw:auto-grow-height="false" fo:min-height="1.655cm" fo:min-width="4.707cm"/>
    </style:style>
    <style:style style:name="gr8" style:family="graphic" style:parent-style-name="standard">
      <style:graphic-properties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bbd7f4" draw:opacity="50%"/>
      <style:paragraph-properties fo:text-align="start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51cm" svg:height="14.478cm" svg:x="2.016cm" svg:y="7.985cm">
          <text:p text:style-name="P1"><text:span text:style-name="T1">Application </text:span><text:span text:style-name="T1">boundar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12.573cm" svg:height="2.413cm" svg:x="4.048cm" svg:y="12.938cm">
          <text:p text:style-name="P3">RabbitMQ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4.699cm" svg:height="2.54cm" svg:x="7.985cm" svg:y="16.875cm">
          <text:p text:style-name="P3"><text:span text:style-name="T1">Client application</text:span></text:p>
          <text:p text:style-name="P3"><text:span text:style-name="T1">client.j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0.335cm" svg:y1="15.351cm" svg:x2="10.334cm" svg:y2="16.875cm" draw:start-shape="id1" draw:start-glue-point="8" draw:end-shape="id2" draw:end-glue-point="0" svg:d="M10335 15351v762h-1v762" svg:viewBox="0 0 2 1525">
          <text:p/>
        </draw:connector>
        <draw:custom-shape draw:style-name="gr3" draw:text-style-name="P4" xml:id="id3" draw:id="id3" draw:layer="layout" svg:width="4.699cm" svg:height="2.54cm" svg:x="7.985cm" svg:y="8.747cm">
          <text:p text:style-name="P3"><text:span text:style-name="T1">Adapter</text:span></text:p>
          <text:p text:style-name="P3"><text:span text:style-name="T1">adapter.py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0.335cm" svg:y1="12.938cm" svg:x2="10.334cm" svg:y2="11.287cm" draw:start-shape="id1" draw:start-glue-point="4" draw:end-shape="id3" draw:end-glue-point="2" svg:d="M10335 12938v-826h-1v-825" svg:viewBox="0 0 2 1652">
          <text:p/>
        </draw:connector>
        <draw:custom-shape draw:style-name="gr5" draw:text-style-name="P3" draw:layer="layout" svg:width="0.127cm" svg:height="0.127cm" svg:x="19.034cm" svg:y="17.7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6.256cm" svg:height="4.699cm" svg:x="2.016cm" svg:y="1.381cm">
          <text:p text:style-name="P1"><text:span text:style-name="T1">External(NOT) bank service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5.207cm" svg:height="1.905cm" svg:x="4.048cm" svg:y="2.905cm">
          <text:p text:style-name="P3">JavaBank</text:p>
          <text:p text:style-name="P3">Javabank/pom.xml</text:p>
          <draw:enhanced-geometry svg:viewBox="0 0 21600 21600" draw:type="rectangle" draw:enhanced-path="M 0 0 L 21600 0 21600 21600 0 21600 0 0 Z N"/>
        </draw:custom-shape>
        <draw:custom-shape draw:style-name="gr7" draw:text-style-name="P3" xml:id="id4" draw:id="id4" draw:layer="layout" svg:width="5.207cm" svg:height="1.905cm" svg:x="11.287cm" svg:y="2.905cm">
          <text:p text:style-name="P3">Nodebank</text:p>
          <text:p text:style-name="P3">Banks/nordea.js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10.334cm" svg:y1="8.747cm" svg:x2="13.89cm" svg:y2="4.81cm" draw:start-shape="id3" draw:start-glue-point="0" draw:end-shape="id4" draw:end-glue-point="2" svg:d="M10334 8747v-1969h3556v-1968" svg:viewBox="0 0 3557 3938">
          <text:p text:style-name="P3">JSON</text:p>
        </draw:connector>
        <draw:connector draw:style-name="gr8" draw:text-style-name="P3" draw:layer="layout" svg:x1="10.334cm" svg:y1="8.747cm" svg:x2="6.651cm" svg:y2="4.81cm" draw:start-shape="id3" draw:start-glue-point="0" draw:end-shape="id5" draw:end-glue-point="2" svg:d="M10334 8747v-1969h-3683v-1968" svg:viewBox="0 0 3684 3938">
          <text:p text:style-name="P3">XML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6.474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2T21:59:41.981527327</meta:creation-date>
    <dc:date>2019-11-14T09:10:00.784404250</dc:date>
    <meta:editing-duration>PT7M</meta:editing-duration>
    <meta:editing-cycles>2</meta:editing-cycles>
    <meta:generator>LibreOffice/5.1.6.2$Linux_X86_64 LibreOffice_project/10m0$Build-2</meta:generator>
    <meta:document-statistic meta:object-count="12"/>
  </office:meta>
</office:document-meta>
</file>